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3.93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3.411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ductoEscalarP.2" table:style-name="ta1">
        <table:shapes>
          <draw:frame draw:z-index="0" draw:style-name="gr1" draw:text-style-name="P1" svg:width="15.999cm" svg:height="8.999cm" svg:x="0.027cm" svg:y="6.767cm">
            <draw:object draw:notify-on-update-of-ranges="'ProductoEscalarP.2'.D1:'ProductoEscalarP.2'.D1 'ProductoEscalarP.2'.D2:'ProductoEscalarP.2'.D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<text:s/>cantidadProcesadores</text:p>
          </table:table-cell>
          <table:table-cell office:value-type="string" calcext:value-type="string">
            <text:p>productoEscalar</text:p>
          </table:table-cell>
          <table:table-cell office:value-type="string" calcext:value-type="string">
            <text:p>microsegundosEjec</text:p>
          </table:table-cell>
          <table:table-cell office:value-type="string" calcext:value-type="string">
            <text:p>segundosEjec</text:p>
          </table:table-cell>
        </table:table-row>
        <table:table-row-group>
          <table:table-row-group table:display="false"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0914700" calcext:value-type="float">
                <text:p>20914700</text:p>
              </table:table-cell>
              <table:table-cell office:value-type="float" office:value="92" calcext:value-type="float">
                <text:p>92</text:p>
              </table:table-cell>
              <table:table-cell office:value-type="float" office:value="0.000093" calcext:value-type="float">
                <text:p>0,000093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0914700" calcext:value-type="float">
                <text:p>20914700</text:p>
              </table:table-cell>
              <table:table-cell office:value-type="float" office:value="17" calcext:value-type="float">
                <text:p>17</text:p>
              </table:table-cell>
              <table:table-cell office:value-type="float" office:value="0.000017" calcext:value-type="float">
                <text:p>0,000017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0914700" calcext:value-type="float">
                <text:p>20914700</text:p>
              </table:table-cell>
              <table:table-cell office:value-type="float" office:value="99" calcext:value-type="float">
                <text:p>99</text:p>
              </table:table-cell>
              <table:table-cell office:value-type="float" office:value="0.0001" calcext:value-type="float">
                <text:p>0,0001</text:p>
              </table:table-cell>
            </table:table-row>
          </table:table-row-group>
          <table:table-row table:style-name="ro1">
            <table:table-cell table:style-name="Result" table:formula="of:=SUBTOTAL(1;[.$A$2:.$A$4])" office:value-type="float" office:value="1000" calcext:value-type="float">
              <text:p>1000</text:p>
            </table:table-cell>
            <table:table-cell table:style-name="Result" table:formula="of:=SUBTOTAL(1;[.$B$2:.$B$4])" office:value-type="float" office:value="2" calcext:value-type="float">
              <text:p>2</text:p>
            </table:table-cell>
            <table:table-cell/>
            <table:table-cell table:style-name="Result" table:formula="of:=SUBTOTAL(1;[.$D$2:.$D$4])" office:value-type="float" office:value="69.3333333333333" calcext:value-type="float">
              <text:p>69,333333333333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02747700" calcext:value-type="float">
                <text:p>2602747700</text:p>
              </table:table-cell>
              <table:table-cell office:value-type="float" office:value="28" calcext:value-type="float">
                <text:p>28</text:p>
              </table:table-cell>
              <table:table-cell office:value-type="float" office:value="0.000028" calcext:value-type="float">
                <text:p>0,000028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02747700" calcext:value-type="float">
                <text:p>2602747700</text:p>
              </table:table-cell>
              <table:table-cell office:value-type="float" office:value="132" calcext:value-type="float">
                <text:p>132</text:p>
              </table:table-cell>
              <table:table-cell office:value-type="float" office:value="0.000133" calcext:value-type="float">
                <text:p>0,000133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02747700" calcext:value-type="float">
                <text:p>2602747700</text:p>
              </table:table-cell>
              <table:table-cell office:value-type="float" office:value="127" calcext:value-type="float">
                <text:p>127</text:p>
              </table:table-cell>
              <table:table-cell office:value-type="float" office:value="0.000129" calcext:value-type="float">
                <text:p>0,000129</text:p>
              </table:table-cell>
            </table:table-row>
          </table:table-row-group>
          <table:table-row table:style-name="ro1">
            <table:table-cell table:style-name="Result" table:formula="of:=SUBTOTAL(1;[.$A$6:.$A$8])" office:value-type="float" office:value="5000" calcext:value-type="float">
              <text:p>5000</text:p>
            </table:table-cell>
            <table:table-cell table:style-name="Result" table:formula="of:=SUBTOTAL(1;[.$B$6:.$B$8])" office:value-type="float" office:value="2" calcext:value-type="float">
              <text:p>2</text:p>
            </table:table-cell>
            <table:table-cell/>
            <table:table-cell table:style-name="Result" table:formula="of:=SUBTOTAL(1;[.$D$6:.$D$8])" office:value-type="float" office:value="95.6666666666667" calcext:value-type="float">
              <text:p>95,6666666666667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0827226450" calcext:value-type="float">
                <text:p>20827226450</text:p>
              </table:table-cell>
              <table:table-cell office:value-type="float" office:value="39" calcext:value-type="float">
                <text:p>39</text:p>
              </table:table-cell>
              <table:table-cell office:value-type="float" office:value="0.000039" calcext:value-type="float">
                <text:p>0,000039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0827226450" calcext:value-type="float">
                <text:p>20827226450</text:p>
              </table:table-cell>
              <table:table-cell office:value-type="float" office:value="233" calcext:value-type="float">
                <text:p>233</text:p>
              </table:table-cell>
              <table:table-cell office:value-type="float" office:value="0.000235" calcext:value-type="float">
                <text:p>0,000235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0827226450" calcext:value-type="float">
                <text:p>20827226450</text:p>
              </table:table-cell>
              <table:table-cell office:value-type="float" office:value="39" calcext:value-type="float">
                <text:p>39</text:p>
              </table:table-cell>
              <table:table-cell office:value-type="float" office:value="0.000039" calcext:value-type="float">
                <text:p>0,000039</text:p>
              </table:table-cell>
            </table:table-row>
          </table:table-row-group>
          <table:table-row table:style-name="ro1">
            <table:table-cell table:style-name="Result" table:formula="of:=SUBTOTAL(1;[.$A$10:.$A$12])" office:value-type="float" office:value="10000" calcext:value-type="float">
              <text:p>10000</text:p>
            </table:table-cell>
            <table:table-cell table:style-name="Result" table:formula="of:=SUBTOTAL(1;[.$B$10:.$B$12])" office:value-type="float" office:value="2" calcext:value-type="float">
              <text:p>2</text:p>
            </table:table-cell>
            <table:table-cell/>
            <table:table-cell table:style-name="Result" table:formula="of:=SUBTOTAL(1;[.$D$10:.$D$12])" office:value-type="float" office:value="103.666666666667" calcext:value-type="float">
              <text:p>103,666666666667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04010556450" calcext:value-type="float">
                <text:p>2604010556450</text:p>
              </table:table-cell>
              <table:table-cell office:value-type="float" office:value="733" calcext:value-type="float">
                <text:p>733</text:p>
              </table:table-cell>
              <table:table-cell office:value-type="float" office:value="0.000733" calcext:value-type="float">
                <text:p>0,000733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04010556450" calcext:value-type="float">
                <text:p>2604010556450</text:p>
              </table:table-cell>
              <table:table-cell office:value-type="float" office:value="148" calcext:value-type="float">
                <text:p>148</text:p>
              </table:table-cell>
              <table:table-cell office:value-type="float" office:value="0.000148" calcext:value-type="float">
                <text:p>0,000148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04010556450" calcext:value-type="float">
                <text:p>2604010556450</text:p>
              </table:table-cell>
              <table:table-cell office:value-type="float" office:value="756" calcext:value-type="float">
                <text:p>756</text:p>
              </table:table-cell>
              <table:table-cell office:value-type="float" office:value="0.000756" calcext:value-type="float">
                <text:p>0,000756</text:p>
              </table:table-cell>
            </table:table-row>
          </table:table-row-group>
          <table:table-row table:style-name="ro1">
            <table:table-cell table:style-name="Result" table:formula="of:=SUBTOTAL(1;[.$A$14:.$A$16])" office:value-type="float" office:value="50000" calcext:value-type="float">
              <text:p>50000</text:p>
            </table:table-cell>
            <table:table-cell table:style-name="Result" table:formula="of:=SUBTOTAL(1;[.$B$14:.$B$16])" office:value-type="float" office:value="2" calcext:value-type="float">
              <text:p>2</text:p>
            </table:table-cell>
            <table:table-cell/>
            <table:table-cell table:style-name="Result" table:formula="of:=SUBTOTAL(1;[.$D$14:.$D$16])" office:value-type="float" office:value="545.666666666667" calcext:value-type="float">
              <text:p>545,666666666667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2977213284566" calcext:value-type="float">
                <text:p>12977213284566</text:p>
              </table:table-cell>
              <table:table-cell office:value-type="float" office:value="277" calcext:value-type="float">
                <text:p>277</text:p>
              </table:table-cell>
              <table:table-cell office:value-type="float" office:value="0.000277" calcext:value-type="float">
                <text:p>0,000277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2977213284566" calcext:value-type="float">
                <text:p>12977213284566</text:p>
              </table:table-cell>
              <table:table-cell office:value-type="float" office:value="1460" calcext:value-type="float">
                <text:p>1460</text:p>
              </table:table-cell>
              <table:table-cell office:value-type="float" office:value="0.001459" calcext:value-type="float">
                <text:p>0,001459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2977213284566" calcext:value-type="float">
                <text:p>12977213284566</text:p>
              </table:table-cell>
              <table:table-cell office:value-type="float" office:value="274" calcext:value-type="float">
                <text:p>274</text:p>
              </table:table-cell>
              <table:table-cell office:value-type="float" office:value="0.000275" calcext:value-type="float">
                <text:p>0,000275</text:p>
              </table:table-cell>
            </table:table-row>
          </table:table-row-group>
          <table:table-row table:style-name="ro1">
            <table:table-cell table:style-name="Result" table:formula="of:=SUBTOTAL(1;[.$A$18:.$A$20])" office:value-type="float" office:value="100000" calcext:value-type="float">
              <text:p>100000</text:p>
            </table:table-cell>
            <table:table-cell table:style-name="Result" table:formula="of:=SUBTOTAL(1;[.$B$18:.$B$20])" office:value-type="float" office:value="2" calcext:value-type="float">
              <text:p>2</text:p>
            </table:table-cell>
            <table:table-cell/>
            <table:table-cell table:style-name="Result" table:formula="of:=SUBTOTAL(1;[.$D$18:.$D$20])" office:value-type="float" office:value="670.333333333333" calcext:value-type="float">
              <text:p>670,33333333333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9056046899934" calcext:value-type="float">
                <text:p>9056046899934</text:p>
              </table:table-cell>
              <table:table-cell office:value-type="float" office:value="2798" calcext:value-type="float">
                <text:p>2798</text:p>
              </table:table-cell>
              <table:table-cell office:value-type="float" office:value="0.002798" calcext:value-type="float">
                <text:p>0,002798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9056046899934" calcext:value-type="float">
                <text:p>9056046899934</text:p>
              </table:table-cell>
              <table:table-cell office:value-type="float" office:value="543" calcext:value-type="float">
                <text:p>543</text:p>
              </table:table-cell>
              <table:table-cell office:value-type="float" office:value="0.000543" calcext:value-type="float">
                <text:p>0,000543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9056046899934" calcext:value-type="float">
                <text:p>9056046899934</text:p>
              </table:table-cell>
              <table:table-cell office:value-type="float" office:value="2784" calcext:value-type="float">
                <text:p>2784</text:p>
              </table:table-cell>
              <table:table-cell office:value-type="float" office:value="0.002785" calcext:value-type="float">
                <text:p>0,002785</text:p>
              </table:table-cell>
            </table:table-row>
          </table:table-row-group>
          <table:table-row table:style-name="ro1">
            <table:table-cell table:style-name="Result" table:formula="of:=SUBTOTAL(1;[.$A$22:.$A$24])" office:value-type="float" office:value="200000" calcext:value-type="float">
              <text:p>200000</text:p>
            </table:table-cell>
            <table:table-cell table:style-name="Result" table:formula="of:=SUBTOTAL(1;[.$B$22:.$B$24])" office:value-type="float" office:value="2" calcext:value-type="float">
              <text:p>2</text:p>
            </table:table-cell>
            <table:table-cell/>
            <table:table-cell table:style-name="Result" table:formula="of:=SUBTOTAL(1;[.$D$22:.$D$24])" office:value-type="float" office:value="2041.66666666667" calcext:value-type="float">
              <text:p>2041,66666666667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147241191526" calcext:value-type="float">
                <text:p>8147241191526</text:p>
              </table:table-cell>
              <table:table-cell office:value-type="float" office:value="808" calcext:value-type="float">
                <text:p>808</text:p>
              </table:table-cell>
              <table:table-cell office:value-type="float" office:value="0.000809" calcext:value-type="float">
                <text:p>0,000809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147241191526" calcext:value-type="float">
                <text:p>8147241191526</text:p>
              </table:table-cell>
              <table:table-cell office:value-type="float" office:value="4106" calcext:value-type="float">
                <text:p>4106</text:p>
              </table:table-cell>
              <table:table-cell office:value-type="float" office:value="0.004107" calcext:value-type="float">
                <text:p>0,004107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147241191526" calcext:value-type="float">
                <text:p>8147241191526</text:p>
              </table:table-cell>
              <table:table-cell office:value-type="float" office:value="822" calcext:value-type="float">
                <text:p>822</text:p>
              </table:table-cell>
              <table:table-cell office:value-type="float" office:value="0.000823" calcext:value-type="float">
                <text:p>0,000823</text:p>
              </table:table-cell>
            </table:table-row>
          </table:table-row-group>
          <table:table-row table:style-name="ro1">
            <table:table-cell table:style-name="Result" table:formula="of:=SUBTOTAL(1;[.$A$26:.$A$28])" office:value-type="float" office:value="300000" calcext:value-type="float">
              <text:p>300000</text:p>
            </table:table-cell>
            <table:table-cell table:style-name="Result" table:formula="of:=SUBTOTAL(1;[.$B$26:.$B$28])" office:value-type="float" office:value="2" calcext:value-type="float">
              <text:p>2</text:p>
            </table:table-cell>
            <table:table-cell/>
            <table:table-cell table:style-name="Result" table:formula="of:=SUBTOTAL(1;[.$D$26:.$D$28])" office:value-type="float" office:value="1912" calcext:value-type="float">
              <text:p>1912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738239488366" calcext:value-type="float">
                <text:p>8738239488366</text:p>
              </table:table-cell>
              <table:table-cell office:value-type="float" office:value="5459" calcext:value-type="float">
                <text:p>5459</text:p>
              </table:table-cell>
              <table:table-cell office:value-type="float" office:value="0.00546" calcext:value-type="float">
                <text:p>0,00546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738239488366" calcext:value-type="float">
                <text:p>8738239488366</text:p>
              </table:table-cell>
              <table:table-cell office:value-type="float" office:value="1081" calcext:value-type="float">
                <text:p>1081</text:p>
              </table:table-cell>
              <table:table-cell office:value-type="float" office:value="0.001082" calcext:value-type="float">
                <text:p>0,001082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738239488366" calcext:value-type="float">
                <text:p>8738239488366</text:p>
              </table:table-cell>
              <table:table-cell office:value-type="float" office:value="5487" calcext:value-type="float">
                <text:p>5487</text:p>
              </table:table-cell>
              <table:table-cell office:value-type="float" office:value="0.005488" calcext:value-type="float">
                <text:p>0,005488</text:p>
              </table:table-cell>
            </table:table-row>
          </table:table-row-group>
          <table:table-row table:style-name="ro1">
            <table:table-cell table:style-name="Result" table:formula="of:=SUBTOTAL(1;[.$A$30:.$A$32])" office:value-type="float" office:value="400000" calcext:value-type="float">
              <text:p>400000</text:p>
            </table:table-cell>
            <table:table-cell table:style-name="Result" table:formula="of:=SUBTOTAL(1;[.$B$30:.$B$32])" office:value-type="float" office:value="2" calcext:value-type="float">
              <text:p>2</text:p>
            </table:table-cell>
            <table:table-cell/>
            <table:table-cell table:style-name="Result" table:formula="of:=SUBTOTAL(1;[.$D$30:.$D$32])" office:value-type="float" office:value="4009" calcext:value-type="float">
              <text:p>4009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9668672437750" calcext:value-type="float">
                <text:p>9668672437750</text:p>
              </table:table-cell>
              <table:table-cell office:value-type="float" office:value="1339" calcext:value-type="float">
                <text:p>1339</text:p>
              </table:table-cell>
              <table:table-cell office:value-type="float" office:value="0.001339" calcext:value-type="float">
                <text:p>0,001339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9668672437750" calcext:value-type="float">
                <text:p>9668672437750</text:p>
              </table:table-cell>
              <table:table-cell office:value-type="float" office:value="6847" calcext:value-type="float">
                <text:p>6847</text:p>
              </table:table-cell>
              <table:table-cell office:value-type="float" office:value="0.006847" calcext:value-type="float">
                <text:p>0,006847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9668672437750" calcext:value-type="float">
                <text:p>9668672437750</text:p>
              </table:table-cell>
              <table:table-cell office:value-type="float" office:value="1355" calcext:value-type="float">
                <text:p>1355</text:p>
              </table:table-cell>
              <table:table-cell office:value-type="float" office:value="0.001356" calcext:value-type="float">
                <text:p>0,001356</text:p>
              </table:table-cell>
            </table:table-row>
          </table:table-row-group>
          <table:table-row table:style-name="ro1">
            <table:table-cell table:style-name="Result" table:formula="of:=SUBTOTAL(1;[.$A$34:.$A$36])" office:value-type="float" office:value="500000" calcext:value-type="float">
              <text:p>500000</text:p>
            </table:table-cell>
            <table:table-cell table:style-name="Result" table:formula="of:=SUBTOTAL(1;[.$B$34:.$B$36])" office:value-type="float" office:value="2" calcext:value-type="float">
              <text:p>2</text:p>
            </table:table-cell>
            <table:table-cell/>
            <table:table-cell table:style-name="Result" table:formula="of:=SUBTOTAL(1;[.$D$34:.$D$36])" office:value-type="float" office:value="3180.33333333333" calcext:value-type="float">
              <text:p>3180,3333333333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404639199518" calcext:value-type="float">
                <text:p>8404639199518</text:p>
              </table:table-cell>
              <table:table-cell office:value-type="float" office:value="13657" calcext:value-type="float">
                <text:p>13657</text:p>
              </table:table-cell>
              <table:table-cell office:value-type="float" office:value="0.013658" calcext:value-type="float">
                <text:p>0,013658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404639199518" calcext:value-type="float">
                <text:p>8404639199518</text:p>
              </table:table-cell>
              <table:table-cell office:value-type="float" office:value="2651" calcext:value-type="float">
                <text:p>2651</text:p>
              </table:table-cell>
              <table:table-cell office:value-type="float" office:value="0.002652" calcext:value-type="float">
                <text:p>0,002652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404639199518" calcext:value-type="float">
                <text:p>8404639199518</text:p>
              </table:table-cell>
              <table:table-cell office:value-type="float" office:value="13634" calcext:value-type="float">
                <text:p>13634</text:p>
              </table:table-cell>
              <table:table-cell office:value-type="float" office:value="0.013608" calcext:value-type="float">
                <text:p>0,013608</text:p>
              </table:table-cell>
            </table:table-row>
          </table:table-row-group>
          <table:table-row table:style-name="ro1">
            <table:table-cell table:style-name="Result" table:formula="of:=SUBTOTAL(1;[.$A$38:.$A$40])" office:value-type="float" office:value="1000000" calcext:value-type="float">
              <text:p>1000000</text:p>
            </table:table-cell>
            <table:table-cell table:style-name="Result" table:formula="of:=SUBTOTAL(1;[.$B$38:.$B$40])" office:value-type="float" office:value="2" calcext:value-type="float">
              <text:p>2</text:p>
            </table:table-cell>
            <table:table-cell/>
            <table:table-cell table:style-name="Result" table:formula="of:=SUBTOTAL(1;[.$D$38:.$D$40])" office:value-type="float" office:value="9980.66666666667" calcext:value-type="float">
              <text:p>9980,66666666667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496578899054" calcext:value-type="float">
                <text:p>8496578899054</text:p>
              </table:table-cell>
              <table:table-cell office:value-type="float" office:value="27021" calcext:value-type="float">
                <text:p>27021</text:p>
              </table:table-cell>
              <table:table-cell office:value-type="float" office:value="0.027021" calcext:value-type="float">
                <text:p>0,027021</text:p>
              </table:table-cell>
            </table:table-row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496578899054" calcext:value-type="float">
                <text:p>8496578899054</text:p>
              </table:table-cell>
              <table:table-cell office:value-type="float" office:value="54272" calcext:value-type="float">
                <text:p>54272</text:p>
              </table:table-cell>
              <table:table-cell office:value-type="float" office:value="0.054275" calcext:value-type="float">
                <text:p>0,054275</text:p>
              </table:table-cell>
            </table:table-row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496578899054" calcext:value-type="float">
                <text:p>8496578899054</text:p>
              </table:table-cell>
              <table:table-cell office:value-type="float" office:value="26973" calcext:value-type="float">
                <text:p>26973</text:p>
              </table:table-cell>
              <table:table-cell office:value-type="float" office:value="0.026973" calcext:value-type="float">
                <text:p>0,026973</text:p>
              </table:table-cell>
            </table:table-row>
          </table:table-row-group>
        </table:table-row-group>
        <table:table-row table:style-name="ro1">
          <table:table-cell table:style-name="Result" table:formula="of:=SUBTOTAL(1;[.$A$42:.$A$44])" office:value-type="float" office:value="10000000" calcext:value-type="float">
            <text:p>10000000</text:p>
          </table:table-cell>
          <table:table-cell table:style-name="Result" table:formula="of:=SUBTOTAL(1;[.$B$42:.$B$44])" office:value-type="float" office:value="2" calcext:value-type="float">
            <text:p>2</text:p>
          </table:table-cell>
          <table:table-cell/>
          <table:table-cell table:style-name="Result" table:formula="of:=SUBTOTAL(1;[.$D$42:.$D$44])" office:value-type="float" office:value="36088.6666666667" calcext:value-type="float">
            <text:p>36088,6666666667</text:p>
          </table:table-cell>
          <table:table-cell/>
        </table:table-row>
        <table:table-row table:style-name="ro1">
          <table:table-cell table:style-name="Result" table:formula="of:=SUBTOTAL(1;[.$A$2:.$A$44])" office:value-type="float" office:value="1142363.63636364" calcext:value-type="float">
            <text:p>1142363,63636364</text:p>
          </table:table-cell>
          <table:table-cell table:style-name="Result" table:formula="of:=SUBTOTAL(1;[.$B$2:.$B$44])" office:value-type="float" office:value="2" calcext:value-type="float">
            <text:p>2</text:p>
          </table:table-cell>
          <table:table-cell/>
          <table:table-cell table:style-name="Result" table:formula="of:=SUBTOTAL(1;[.$D$2:.$D$44])" office:value-type="float" office:value="5336.09090909091" calcext:value-type="float">
            <text:p>5336,09090909091</text:p>
          </table:table-cell>
          <table:table-cell/>
        </table:table-row>
      </table:table>
      <table:named-expressions/>
      <table:database-ranges>
        <table:database-range table:name="__Anonymous_DB__1" table:target-range-address="'ProductoEscalarP.2'.A1:'ProductoEscalarP.2'.E46">
          <table:sort>
            <table:sort-by table:field-number="0" table:data-type="automatic"/>
          </table:sort>
          <table:subtotal-rules>
            <table:sort-groups/>
            <table:subtotal-rule table:group-by-field-number="0">
              <table:subtotal-field table:field-number="0" table:function="average"/>
              <table:subtotal-field table:field-number="1" table:function="average"/>
              <table:subtotal-field table:field-number="3" table:function="average"/>
            </table:subtotal-rule>
          </table:subtotal-rules>
        </table:database-range>
        <table:database-range table:name="__Anonymous_DB__2" table:target-range-address="'ProductoEscalarP.2'.A52:'ProductoEscalarP.2'.A5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0T09:46:06.335872611</dc:date>
    <meta:editing-duration>PT3M53S</meta:editing-duration>
    <meta:editing-cycles>1</meta:editing-cycles>
    <meta:document-statistic meta:table-count="1" meta:cell-count="206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4cm" svg:y="4.201cm" style:legend-expansion="high" chart:style-name="ch2"/>
        <chart:plot-area chart:style-name="ch3" table:cell-range-address="'ProductoEscalarP.2'.D1:'ProductoEscalarP.2'.D45" chart:data-source-has-labels="row" svg:x="0.32cm" svg:y="0.18cm" svg:width="11cm" svg:height="8.64cm">
          <chart:coordinate-region svg:x="1.497cm" svg:y="0.379cm" svg:width="9.63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roductoEscalarP.2'.D2:'ProductoEscalarP.2'.D45" chart:label-cell-address="'ProductoEscalarP.2'.D1:'ProductoEscalarP.2'.D1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segundosEjec</text:p>
                <draw:g>
                  <svg:desc>'ProductoEscalarP.2'.D1:'ProductoEscalarP.2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.3333333333333">
                <text:p>69.3333333333333</text:p>
                <draw:g>
                  <svg:desc>'ProductoEscalarP.2'.D2:'ProductoEscalarP.2'.D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.6666666666667">
                <text:p>95.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.666666666667">
                <text:p>103.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5.666666666667">
                <text:p>545.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0.333333333333">
                <text:p>670.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1.66666666667">
                <text:p>2041.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80.33333333333">
                <text:p>3180.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80.66666666667">
                <text:p>9980.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088.6666666667">
                <text:p>36088.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